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1.751cm" fo:min-width="8.5cm" loext:decorative="false"/>
    </style:style>
    <style:style style:name="gr2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4.25cm" fo:min-width="8.7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25cm" fo:min-width="8.5cm" loext:decorative="false"/>
    </style:style>
    <style:style style:name="gr5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75cm" loext:decorative="false"/>
    </style:style>
    <style:style style:name="gr6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5cm" loext:decorative="false"/>
    </style:style>
    <style:style style:name="gr7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3.5cm" fo:min-width="8.75cm" loext:decorative="false"/>
    </style:style>
    <style:style style:name="gr8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4.001cm" fo:min-width="8.75cm" loext:decorative="false"/>
    </style:style>
    <style:style style:name="gr9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5cm" fo:min-width="8.75cm" loext:decorative="false"/>
    </style:style>
    <style:style style:name="gr1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3.00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3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6.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center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ec9ba4"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a7074b" draw:textarea-horizontal-align="justify" draw:textarea-vertical-align="middle" draw:auto-grow-height="false" fo:min-height="0.878cm" fo:min-width="2.628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ea7500" draw:textarea-horizontal-align="justify" draw:textarea-vertical-align="middle" draw:auto-grow-height="false" fo:min-height="0.878cm" fo:min-width="2.628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fffff" draw:fill="solid" draw:fill-color="#3465a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draw:fill="solid" draw:fill-color="#2a60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bf819e"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draw:fill="solid" draw:fill-color="#ffbf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8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e16173" draw:textarea-horizontal-align="justify" draw:textarea-vertical-align="middle" draw:auto-grow-height="false" fo:min-height="0.878cm" fo:min-width="1.128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6.7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99cm" fo:min-width="8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3.50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3.5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8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47cm" fo:min-width="0.249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50938a" draw:textarea-horizontal-align="justify" draw:textarea-vertical-align="middle" draw:auto-grow-height="false" fo:min-height="1.251cm" fo:min-width="8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3cm" svg:stroke-color="#b2b2b2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fill="solid" draw:fill-color="#158466" draw:textarea-horizontal-align="justify" draw:textarea-vertical-align="bottom" draw:auto-grow-height="false" fo:min-height="1.104cm" fo:min-width="2.104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2.85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ff6d6d" draw:textarea-horizontal-align="justify" draw:textarea-vertical-align="middle" draw:auto-grow-height="false" fo:min-height="1.104cm" fo:min-width="3.354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1.8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draw:fill="solid" draw:fill-color="#9999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="solid" draw:fill-color="#e6e905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draw:fill="solid" draw:fill-color="#b2b2b2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25cm" fo:min-width="3.75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cm" fo:min-width="3.75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159cm" draw:marker-start-width="0.437cm" draw:marker-end="Arrowheads_20_1" draw:marker-end-width="0.537cm" draw:fill="none" draw:textarea-vertical-align="middle" fo:padding-top="0.203cm" fo:padding-bottom="0.203cm" fo:padding-left="0.328cm" fo:padding-right="0.328cm" loext:decorative="false"/>
    </style:style>
    <style:style style:name="gr44" style:family="graphic" style:parent-style-name="standard">
      <style:graphic-properties draw:fill="solid" draw:fill-color="#ffbf00" draw:textarea-horizontal-align="justify" draw:textarea-vertical-align="middle" draw:auto-grow-height="false" fo:min-height="0.25cm" fo:min-width="2.75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stroke="solid" draw:stroke-dash="Dash" svg:stroke-width="0.159cm" svg:stroke-color="#999999" draw:marker-start-width="0.437cm" draw:marker-end="Arrowheads_20_1" draw:marker-end-width="0.537cm" svg:stroke-linecap="butt" draw:fill="none" draw:textarea-vertical-align="middle" fo:padding-top="0.203cm" fo:padding-bottom="0.203cm" fo:padding-left="0.328cm" fo:padding-right="0.328cm" loext:decorative="false"/>
    </style:style>
    <style:style style:name="gr46" style:family="graphic" style:parent-style-name="standard">
      <style:graphic-properties svg:stroke-color="#ffffff" draw:fill="solid" draw:fill-color="#ff6d6d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ffffff" draw:fill="solid" draw:fill-color="#e16173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ffffff" draw:fill="solid" draw:fill-color="#d62e4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ffffff" draw:fill="solid" draw:fill-color="#069a2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50" style:family="graphic" style:parent-style-name="standard">
      <style:graphic-properties draw:fill="solid" draw:fill-color="#168253" draw:textarea-horizontal-align="justify" draw:textarea-vertical-align="middle" draw:auto-grow-height="false" fo:min-height="1.104cm" fo:min-width="3.354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fill="solid" draw:fill-color="#168253" draw:textarea-horizontal-align="justify" draw:textarea-vertical-align="middle" draw:auto-grow-height="false" fo:min-height="1.556cm" fo:min-width="7.556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bf819e" draw:textarea-horizontal-align="justify" draw:textarea-vertical-align="middle" draw:auto-grow-height="false" fo:min-height="1.5cm" fo:min-width="8.25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8.25cm" fo:min-width="2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bf0041" draw:textarea-horizontal-align="justify" draw:textarea-vertical-align="middle" draw:auto-grow-height="false" fo:min-height="1.251cm" fo:min-width="8cm" style:writing-mode="lr-tb" loext:decorative="false"/>
      <style:paragraph-properties style:writing-mode="lr-tb"/>
    </style:style>
    <style:style style:name="gr56" style:family="graphic" style:parent-style-name="standard">
      <style:graphic-properties loext:decorative="false"/>
    </style:style>
    <style:style style:name="co1" style:family="table-column">
      <style:table-column-properties style:column-width="1.91cm" style:use-optimal-column-width="false"/>
    </style:style>
    <style:style style:name="co2" style:family="table-column">
      <style:table-column-properties style:column-width="1.311cm" style:use-optimal-column-width="false"/>
    </style:style>
    <style:style style:name="co3" style:family="table-column">
      <style:table-column-properties style:column-width="1.606cm" style:use-optimal-column-width="false"/>
    </style:style>
    <style:style style:name="ro1" style:family="table-row">
      <style:table-row-properties style:row-height="0.557cm" style:use-optimal-row-height="false"/>
    </style:style>
    <style:style style:name="ce1" style:family="table-cell">
      <style:paragraph-properties fo:text-align="center"/>
      <style:text-properties fo:font-size="9pt" style:font-size-asian="9pt" style:font-size-complex="9pt"/>
    </style:style>
    <style:style style:name="ce2" style:family="table-cell">
      <style:text-properties fo:font-size="9pt" style:font-size-asian="9pt" style:font-size-complex="9pt"/>
    </style:style>
    <style:style style:name="ce3" style:family="table-cell">
      <loext:graphic-properties draw:textarea-horizontal-align="center"/>
      <style:paragraph-properties fo:text-align="center"/>
      <style:text-properties fo:font-size="9pt" style:font-size-asian="9pt" style:font-size-complex="9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3cm" fo:margin-top="0cm" fo:margin-bottom="0cm" fo:line-height="100%" fo:text-align="center" fo:text-indent="0cm"/>
    </style:style>
    <style:style style:name="P7" style:family="paragraph">
      <style:paragraph-properties fo:margin-left="0cm" fo:margin-right="3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ec9ba4"/>
      <style:paragraph-properties fo:text-align="center" style:writing-mode="lr-tb"/>
    </style:style>
    <style:style style:name="P9" style:family="paragraph">
      <loext:graphic-properties draw:fill="solid" draw:fill-color="#a7074b"/>
      <style:paragraph-properties fo:text-align="center" style:writing-mode="lr-tb"/>
    </style:style>
    <style:style style:name="P10" style:family="paragraph">
      <loext:graphic-properties draw:fill="solid" draw:fill-color="#ea7500"/>
      <style:paragraph-properties fo:text-align="center" style:writing-mode="lr-tb"/>
    </style:style>
    <style:style style:name="P11" style:family="paragraph">
      <style:paragraph-properties fo:text-align="center"/>
      <style:text-properties fo:font-size="4pt" style:font-size-asian="8pt" style:font-size-complex="8pt"/>
    </style:style>
    <style:style style:name="P12" style:family="paragraph">
      <loext:graphic-properties draw:fill="solid" draw:fill-color="#3465a4"/>
      <style:paragraph-properties fo:text-align="center" style:writing-mode="lr-tb"/>
      <style:text-properties fo:font-size="4pt" style:font-size-asian="8pt" style:font-size-complex="8pt"/>
    </style:style>
    <style:style style:name="P13" style:family="paragraph">
      <loext:graphic-properties draw:fill="solid" draw:fill-color="#2a6099"/>
      <style:paragraph-properties fo:text-align="center" style:writing-mode="lr-tb"/>
      <style:text-properties fo:font-size="4pt" style:font-size-asian="8pt" style:font-size-complex="8pt"/>
    </style:style>
    <style:style style:name="P14" style:family="paragraph">
      <loext:graphic-properties draw:fill="solid" draw:fill-color="#bf819e"/>
      <style:paragraph-properties fo:text-align="center" style:writing-mode="lr-tb"/>
    </style:style>
    <style:style style:name="P15" style:family="paragraph">
      <loext:graphic-properties draw:fill="solid" draw:fill-color="#ffbf00"/>
      <style:paragraph-properties fo:text-align="center" style:writing-mode="lr-tb"/>
      <style:text-properties fo:font-size="4pt" style:font-size-asian="8pt" style:font-size-complex="8pt"/>
    </style:style>
    <style:style style:name="P16" style:family="paragraph">
      <style:paragraph-properties fo:margin-left="0cm" fo:margin-right="4.2cm" fo:text-align="center" fo:text-indent="0cm"/>
    </style:style>
    <style:style style:name="P17" style:family="paragraph">
      <style:paragraph-properties fo:margin-left="0cm" fo:margin-right="4.2cm" fo:text-align="center" fo:text-indent="0cm" style:writing-mode="lr-tb"/>
    </style:style>
    <style:style style:name="P18" style:family="paragraph">
      <loext:graphic-properties draw:fill="solid" draw:fill-color="#e16173"/>
      <style:paragraph-properties fo:text-align="center" style:writing-mode="lr-tb"/>
    </style:style>
    <style:style style:name="P19" style:family="paragraph">
      <style:paragraph-properties fo:margin-left="0cm" fo:margin-right="0cm" fo:text-align="center" fo:text-indent="6.6cm"/>
    </style:style>
    <style:style style:name="P20" style:family="paragraph">
      <style:paragraph-properties fo:margin-left="0cm" fo:margin-right="0cm" fo:text-align="center" fo:text-indent="6.6cm" style:writing-mode="lr-tb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4.4cm" fo:text-align="center" fo:text-indent="0cm" style:writing-mode="lr-tb"/>
    </style:style>
    <style:style style:name="P23" style:family="paragraph">
      <style:paragraph-properties fo:margin-left="0cm" fo:margin-right="0cm" fo:text-align="center" fo:text-indent="0cm" style:writing-mode="lr-tb"/>
    </style:style>
    <style:style style:name="P24" style:family="paragraph">
      <loext:graphic-properties draw:fill="solid" draw:fill-color="#50938a"/>
      <style:paragraph-properties fo:text-align="center" style:writing-mode="lr-tb"/>
    </style:style>
    <style:style style:name="P25" style:family="paragraph">
      <style:paragraph-properties fo:text-align="center"/>
      <style:text-properties fo:font-size="13pt" style:font-size-asian="13pt" style:font-size-complex="13pt"/>
    </style:style>
    <style:style style:name="P26" style:family="paragraph">
      <style:paragraph-properties fo:margin-top="0cm" fo:margin-bottom="0cm" fo:text-align="center"/>
      <style:text-properties fo:font-size="13pt" style:font-size-asian="13pt" style:font-size-complex="13pt"/>
    </style:style>
    <style:style style:name="P27" style:family="paragraph">
      <loext:graphic-properties draw:fill="solid" draw:fill-color="#158466"/>
      <style:paragraph-properties fo:text-align="center" style:writing-mode="lr-tb"/>
      <style:text-properties fo:font-size="13pt" style:font-size-asian="13pt" style:font-size-complex="13pt"/>
    </style:style>
    <style:style style:name="P28" style:family="paragraph">
      <loext:graphic-properties draw:fill="solid" draw:fill-color="#168253"/>
      <style:paragraph-properties fo:text-align="center" style:writing-mode="lr-tb"/>
      <style:text-properties fo:font-size="13pt" style:font-size-asian="13pt" style:font-size-complex="13pt"/>
    </style:style>
    <style:style style:name="P29" style:family="paragraph">
      <loext:graphic-properties draw:fill="solid" draw:fill-color="#ff6d6d"/>
      <style:paragraph-properties fo:text-align="center" style:writing-mode="lr-tb"/>
      <style:text-properties fo:font-size="13pt" style:font-size-asian="13pt" style:font-size-complex="13pt"/>
    </style:style>
    <style:style style:name="P30" style:family="paragraph">
      <style:paragraph-properties fo:margin-left="0cm" fo:margin-right="5.2cm" fo:text-align="center" fo:text-indent="0cm"/>
    </style:style>
    <style:style style:name="P31" style:family="paragraph">
      <style:paragraph-properties fo:margin-left="0cm" fo:margin-right="5.2cm" fo:text-align="center" fo:text-indent="0cm" style:writing-mode="lr-tb"/>
    </style:style>
    <style:style style:name="P32" style:family="paragraph">
      <style:paragraph-properties fo:text-align="center"/>
      <style:text-properties fo:font-size="11pt" style:font-size-asian="11pt" style:font-size-complex="11pt"/>
    </style:style>
    <style:style style:name="P33" style:family="paragraph">
      <loext:graphic-properties draw:fill="solid" draw:fill-color="#168253"/>
      <style:paragraph-properties fo:text-align="center" style:writing-mode="lr-tb"/>
      <style:text-properties fo:font-size="11pt" style:font-size-asian="11pt" style:font-size-complex="11pt"/>
    </style:style>
    <style:style style:name="P34" style:family="paragraph">
      <loext:graphic-properties draw:fill="solid" draw:fill-color="#999999"/>
      <style:paragraph-properties fo:text-align="center" style:writing-mode="lr-tb"/>
      <style:text-properties fo:font-size="4pt" style:font-size-asian="8pt" style:font-size-complex="8pt"/>
    </style:style>
    <style:style style:name="P35" style:family="paragraph">
      <style:paragraph-properties fo:margin-left="0cm" fo:margin-right="1.5cm" fo:text-align="center" fo:text-indent="0cm"/>
    </style:style>
    <style:style style:name="P36" style:family="paragraph">
      <style:paragraph-properties fo:margin-left="0cm" fo:margin-right="1.5cm" fo:text-align="center" fo:text-indent="0cm" style:writing-mode="lr-tb"/>
    </style:style>
    <style:style style:name="P37" style:family="paragraph">
      <loext:graphic-properties draw:fill="solid" draw:fill-color="#e6e905"/>
      <style:paragraph-properties fo:text-align="center" style:writing-mode="lr-tb"/>
      <style:text-properties fo:font-size="4pt" style:font-size-asian="8pt" style:font-size-complex="8pt"/>
    </style:style>
    <style:style style:name="P38" style:family="paragraph">
      <loext:graphic-properties draw:fill="solid" draw:fill-color="#b2b2b2"/>
      <style:paragraph-properties fo:text-align="center" style:writing-mode="lr-tb"/>
      <style:text-properties fo:font-size="4pt" style:font-size-asian="8pt" style:font-size-complex="8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text-align="center" style:writing-mode="lr-tb"/>
      <style:text-properties fo:font-size="10pt" style:font-size-asian="10pt" style:font-size-complex="10pt"/>
    </style:style>
    <style:style style:name="P41" style:family="paragraph">
      <loext:graphic-properties draw:fill="solid" draw:fill-color="#ffbf00"/>
      <style:paragraph-properties fo:text-align="center" style:writing-mode="lr-tb"/>
      <style:text-properties fo:font-size="10pt" style:font-size-asian="10pt" style:font-size-complex="10pt"/>
    </style:style>
    <style:style style:name="P42" style:family="paragraph">
      <loext:graphic-properties draw:fill="solid" draw:fill-color="#ff6d6d"/>
      <style:paragraph-properties fo:text-align="center" style:writing-mode="lr-tb"/>
      <style:text-properties fo:font-size="4pt" style:font-size-asian="8pt" style:font-size-complex="8pt"/>
    </style:style>
    <style:style style:name="P43" style:family="paragraph">
      <loext:graphic-properties draw:fill="solid" draw:fill-color="#e16173"/>
      <style:paragraph-properties fo:text-align="center" style:writing-mode="lr-tb"/>
      <style:text-properties fo:font-size="4pt" style:font-size-asian="8pt" style:font-size-complex="8pt"/>
    </style:style>
    <style:style style:name="P44" style:family="paragraph">
      <style:paragraph-properties fo:text-align="center"/>
      <style:text-properties fo:font-size="10pt" style:font-size-asian="8pt" style:font-size-complex="8pt"/>
    </style:style>
    <style:style style:name="P45" style:family="paragraph">
      <loext:graphic-properties draw:fill="solid" draw:fill-color="#d62e4e"/>
      <style:paragraph-properties fo:text-align="center" style:writing-mode="lr-tb"/>
      <style:text-properties fo:font-size="10pt" style:font-size-asian="8pt" style:font-size-complex="8pt"/>
    </style:style>
    <style:style style:name="P46" style:family="paragraph">
      <loext:graphic-properties draw:fill="solid" draw:fill-color="#069a2e"/>
      <style:paragraph-properties fo:text-align="center" style:writing-mode="lr-tb"/>
      <style:text-properties fo:font-size="4pt" style:font-size-asian="8pt" style:font-size-complex="8pt"/>
    </style:style>
    <style:style style:name="P47" style:family="paragraph">
      <style:paragraph-properties fo:text-align="center"/>
      <style:text-properties fo:color="#000000" loext:opacity="100%" fo:font-size="10pt" style:font-size-asian="8pt" style:font-size-complex="8pt"/>
    </style:style>
    <style:style style:name="P48" style:family="paragraph">
      <loext:graphic-properties draw:fill="solid" draw:fill-color="#999999"/>
      <style:paragraph-properties fo:text-align="center" style:writing-mode="lr-tb"/>
      <style:text-properties fo:color="#000000" loext:opacity="100%" fo:font-size="10pt" style:font-size-asian="8pt" style:font-size-complex="8pt"/>
    </style:style>
    <style:style style:name="P49" style:family="paragraph">
      <loext:graphic-properties draw:fill="solid" draw:fill-color="#bf819e"/>
      <style:paragraph-properties fo:text-align="center" style:writing-mode="lr-tb"/>
      <style:text-properties fo:font-size="13pt" style:font-size-asian="13pt" style:font-size-complex="13pt"/>
    </style:style>
    <style:style style:name="P50" style:family="paragraph">
      <loext:graphic-properties draw:fill="solid" draw:fill-color="#bf0041"/>
      <style:paragraph-properties fo:text-align="center" style:writing-mode="lr-tb"/>
    </style:style>
    <style:style style:name="P51" style:family="paragraph">
      <style:paragraph-properties fo:text-align="center"/>
      <style:text-properties style:font-size-asian="9pt" style:font-size-complex="9pt"/>
    </style:style>
    <style:style style:name="P52" style:family="paragraph">
      <style:text-properties style:font-size-asian="9pt" style:font-size-complex="9pt"/>
    </style:style>
    <style:style style:name="P53" style:family="paragraph">
      <style:text-properties fo:font-size="9pt" style:font-size-asian="9pt" style:font-size-complex="9pt"/>
    </style:style>
    <style:style style:name="P5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3.20000004768372pt" style:font-size-asian="2.09999990463257pt" style:font-size-complex="2.09999990463257pt"/>
    </style:style>
    <style:style style:name="T9" style:family="text">
      <style:text-properties fo:color="#000000" loext:opacity="100%" fo:font-size="3.20000004768372pt" style:font-size-asian="2.09999990463257pt" style:font-size-complex="2.09999990463257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.001cm" svg:x="18.25cm" svg:y="2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5cm" svg:height="4.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5cm" svg:height="2cm" svg:x="5.25cm" svg:y="11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5cm" svg:x="18.25cm" svg:y="14.7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5cm" svg:x="18.25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25cm" svg:height="3cm" svg:x="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5cm" svg:x="18.25cm" svg:y="9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9cm" svg:height="3cm" svg:x="18.25cm" svg:y="5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3cm" svg:x="18.25cm" svg:y="17.7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25cm" svg:height="3.75cm" svg:x="5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25cm" svg:height="4.251cm" svg:x="5cm" svg:y="2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5cm" svg:height="5.25cm" svg:x="5cm" svg:y="1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501cm" svg:height="1.5cm" draw:transform="rotate (1.57166899142089) translate (2.271cm 25.251cm)">
          <text:p text:style-name="P3">16-bit Address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3.5cm" svg:height="1.5cm" draw:transform="rotate (1.57166899142089) translate (15.521cm 25.25cm)">
          <text:p text:style-name="P3">8-bit Data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cm" svg:height="1.25cm" svg:x="7cm" svg:y="2.999cm">
          <text:p text:style-name="P3">Program Counter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4cm" svg:y1="11.75cm" svg:x2="15.5cm" svg:y2="11.75cm">
          <text:p/>
        </draw:line>
        <draw:custom-shape draw:style-name="gr14" draw:text-style-name="P2" draw:layer="layout" svg:width="8.75cm" svg:height="1.5cm" svg:x="5.25cm" svg:y="2.749cm">
          <text:p text:style-name="P3">Program Counter (PC)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5cm" svg:y1="3.249cm" svg:x2="14cm" svg:y2="3.249cm">
          <text:p/>
        </draw:line>
        <draw:line draw:style-name="gr13" draw:text-style-name="P5" draw:layer="layout" svg:x1="15.5cm" svg:y1="3.749cm" svg:x2="14cm" svg:y2="3.749cm">
          <text:p/>
        </draw:line>
        <draw:custom-shape draw:style-name="gr15" draw:text-style-name="P7" draw:layer="layout" svg:width="8.75cm" svg:height="2.5cm" svg:x="5.25cm" svg:y="16cm">
          <text:p text:style-name="P6"><text:span text:style-name="T1">Memory</text:span></text:p>
          <text:p text:style-name="P6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8.75cm" svg:height="1.5cm" svg:x="5.25cm" svg:y="21.75cm">
          <text:p text:style-name="P3">Stack Pointer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5cm" svg:height="1.25cm" svg:x="10.75cm" svg:y="16cm">
          <text:p text:style-name="P3">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0" draw:layer="layout" svg:width="3.25cm" svg:height="1.25cm" svg:x="10.75cm" svg:y="17.25cm">
          <text:p text:style-name="P3">R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5" draw:layer="layout" svg:x1="14cm" svg:y1="17cm" svg:x2="15.5cm" svg:y2="17cm">
          <text:p/>
        </draw:line>
        <draw:line draw:style-name="gr13" draw:text-style-name="P5" draw:layer="layout" svg:x1="15.5cm" svg:y1="17.5cm" svg:x2="14cm" svg:y2="17.5cm">
          <text:p/>
        </draw:line>
        <draw:custom-shape draw:style-name="gr14" draw:text-style-name="P2" draw:layer="layout" svg:width="8.75cm" svg:height="1.5cm" svg:x="5.25cm" svg:y="23.5cm">
          <text:p text:style-name="P3">Address Bus Out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4cm" svg:y1="24.25cm" svg:x2="15.5cm" svg:y2="24.25cm">
          <text:p/>
        </draw:line>
        <draw:line draw:style-name="gr13" draw:text-style-name="P5" draw:layer="layout" svg:x1="15.5cm" svg:y1="22.5cm" svg:x2="14cm" svg:y2="22.5cm">
          <text:p/>
        </draw:line>
        <draw:custom-shape draw:style-name="gr19" draw:text-style-name="P12" draw:layer="layout" svg:width="0.5cm" svg:height="0.25cm" svg:x="13cm" svg:y="23.5cm">
          <text:p text:style-name="P11"><text:span text:style-name="T2">B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23.5cm">
          <text:p text:style-name="P11"><text:span text:style-name="T2">BM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25cm" svg:y="21.75cm">
          <text:p text:style-name="P11"><text:span text:style-name="T2">SP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25cm" svg:y="16cm">
          <text:p text:style-name="P11"><text:span text:style-name="T2">RO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5.75cm" svg:y="16cm">
          <text:p text:style-name="P11"><text:span text:style-name="T2">R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6.25cm" svg:y="16cm">
          <text:p text:style-name="P11"><text:span text:style-name="T2">RAI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75cm" svg:height="2cm" svg:x="5.25cm" svg:y="18.75cm">
          <text:p text:style-name="P3">Memory Address </text:p>
          <text:p text:style-name="P3">Register (MAR)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25cm" svg:y="18.75cm">
          <text:p text:style-name="P11"><text:span text:style-name="T2">M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18.75cm">
          <text:p text:style-name="P11"><text:span text:style-name="T2">M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18.75cm">
          <text:p text:style-name="P11"><text:span text:style-name="T2">MM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20.5cm">
          <text:p text:style-name="P11"><text:span text:style-name="T2">M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20.5cm">
          <text:p text:style-name="P11"><text:span text:style-name="T2">MC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5cm" svg:y1="19.5cm" svg:x2="14cm" svg:y2="19.5cm">
          <text:p/>
        </draw:line>
        <draw:custom-shape draw:style-name="gr19" draw:text-style-name="P12" draw:layer="layout" svg:width="0.5cm" svg:height="0.25cm" svg:x="5.25cm" svg:y="2.749cm">
          <text:p text:style-name="P11"><text:span text:style-name="T2">P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cm" svg:y="2.749cm">
          <text:p text:style-name="P11"><text:span text:style-name="T2">PL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2.749cm">
          <text:p text:style-name="P11"><text:span text:style-name="T2">PM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4cm">
          <text:p text:style-name="P11"><text:span text:style-name="T2">P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0.5cm" svg:y="21.751cm">
          <text:p text:style-name="P11"><text:span text:style-name="T2">S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1cm" svg:y="21.751cm">
          <text:p text:style-name="P11"><text:span text:style-name="T2">S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8.5cm" svg:height="2.5cm" svg:x="18.5cm" svg:y="5.999cm">
          <text:p text:style-name="P16">Shift</text:p>
          <text:p text:style-name="P16">Regis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75cm" svg:height="1.25cm" svg:x="25.25cm" svg:y="5.999cm">
          <text:p text:style-name="P3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8" draw:layer="layout" svg:width="1.75cm" svg:height="1.25cm" svg:x="25.25cm" svg:y="7.249cm">
          <text:p text:style-name="P3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7" draw:layer="layout" svg:width="8.5cm" svg:height="2.5cm" svg:x="18.5cm" svg:y="17.999cm">
          <text:p text:style-name="P16">Count Registers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25cm" svg:height="0.996cm" draw:transform="rotate (1.57166899142089) translate (20.004cm 1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75cm" svg:height="1.25cm" svg:x="25.25cm" svg:y="17.999cm">
          <text:p text:style-name="P3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8" draw:layer="layout" svg:width="1.75cm" svg:height="1.25cm" svg:x="25.25cm" svg:y="19.249cm">
          <text:p text:style-name="P3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5" draw:layer="layout" svg:x1="17cm" svg:y1="6.999cm" svg:x2="18.5cm" svg:y2="6.999cm">
          <text:p/>
        </draw:line>
        <draw:line draw:style-name="gr13" draw:text-style-name="P5" draw:layer="layout" svg:x1="18.5cm" svg:y1="7.499cm" svg:x2="17cm" svg:y2="7.499cm">
          <text:p/>
        </draw:line>
        <draw:line draw:style-name="gr13" draw:text-style-name="P5" draw:layer="layout" svg:x1="17cm" svg:y1="18.999cm" svg:x2="18.5cm" svg:y2="18.999cm">
          <text:p/>
        </draw:line>
        <draw:line draw:style-name="gr13" draw:text-style-name="P5" draw:layer="layout" svg:x1="18.5cm" svg:y1="19.499cm" svg:x2="17cm" svg:y2="19.499cm">
          <text:p/>
        </draw:line>
        <draw:custom-shape draw:style-name="gr19" draw:text-style-name="P12" draw:layer="layout" svg:width="0.5cm" svg:height="0.25cm" svg:x="18.5cm" svg:y="5.999cm">
          <text:p text:style-name="P11"><text:span text:style-name="T2">L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cm" svg:y="6cm">
          <text:p text:style-name="P11"><text:span text:style-name="T2">RRO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8.5cm" svg:height="2.049cm" svg:x="18.5cm" svg:y="9.5cm">
          <text:p text:style-name="P19">ALU</text:p>
          <text:p text:style-name="P19">Ct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14.001cm" svg:height="0.996cm" draw:transform="rotate (1.57166899142089) translate (22.762cm 2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14cm" svg:height="0.996cm" draw:transform="rotate (1.57166899142089) translate (24.012cm 20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8.5cm" svg:height="2cm" svg:x="18.5cm" svg:y="15.049cm">
          <text:p text:style-name="P21">Arithmet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8.5cm" svg:height="2cm" svg:x="18.5cm" svg:y="12.299cm">
          <text:p text:style-name="P21">Log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3cm 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7.749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7.749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6.499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6.499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3cm 20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19.749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19.749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1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18.499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18.499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3" draw:text-style-name="P5" draw:layer="layout" svg:x1="18.5cm" svg:y1="10.499cm" svg:x2="17cm" svg:y2="10.499cm">
          <text:p/>
        </draw:line>
        <draw:custom-shape draw:style-name="gr31" draw:text-style-name="P24" draw:layer="layout" svg:width="8.5cm" svg:height="1.501cm" svg:x="18.5cm" svg:y="21.249cm">
          <text:p text:style-name="P3">Output Register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8.5cm" svg:y="18cm">
          <text:p text:style-name="P11"><text:span text:style-name="T2">I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cm" svg:y="18cm">
          <text:p text:style-name="P11"><text:span text:style-name="T2">JR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19.999cm">
          <text:p text:style-name="P11"><text:span text:style-name="T2">I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19.999cm">
          <text:p text:style-name="P11"><text:span text:style-name="T2">I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20.249cm">
          <text:p text:style-name="P11"><text:span text:style-name="T2">J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20.249cm">
          <text:p text:style-name="P11"><text:span text:style-name="T2">JC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7cm" svg:y1="22cm" svg:x2="18.5cm" svg:y2="22cm">
          <text:p/>
        </draw:line>
        <draw:custom-shape draw:style-name="gr19" draw:text-style-name="P12" draw:layer="layout" svg:width="0.5cm" svg:height="0.25cm" svg:x="18.5cm" svg:y="21.249cm">
          <text:p text:style-name="P11"><text:span text:style-name="T2">ORI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8.75cm" svg:height="2.5cm" svg:x="5.25cm" svg:y="7.5cm">
          <text:p/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-0.25cm" svg:y1="3.75cm" svg:x2="-0.25cm" svg:y2="5cm">
          <text:p/>
        </draw:line>
        <draw:custom-shape draw:style-name="gr34" draw:text-style-name="P27" draw:layer="layout" svg:width="2.75cm" svg:height="1.5cm" svg:x="22.5cm" svg:y="9.799cm">
          <text:p text:style-name="P25"><text:span text:style-name="T3">Operand</text:span></text:p>
          <text:p text:style-name="P26"><text:span text:style-name="T3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draw:layer="layout" svg:width="0.5cm" svg:height="0.25cm" svg:x="22.75cm" svg:y="9.81cm">
          <text:p text:style-name="P11"><text:span text:style-name="T2">X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3.25cm" svg:y="9.81cm">
          <text:p text:style-name="P11"><text:span text:style-name="T2">X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4cm" svg:y="9.81cm">
          <text:p text:style-name="P11"><text:span text:style-name="T2">Y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4.5cm" svg:y="9.81cm">
          <text:p text:style-name="P11"><text:span text:style-name="T2">YC1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cm" svg:height="1.5cm" svg:x="18.75cm" svg:y="9.799cm">
          <text:p text:style-name="P25"><text:span text:style-name="T3">Operation</text:span></text:p>
          <text:p text:style-name="P26"><text:span text:style-name="T3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draw:layer="layout" svg:width="0.5cm" svg:height="0.25cm" svg:x="19.5cm" svg:y="9.806cm">
          <text:p text:style-name="P11"><text:span text:style-name="T2">O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0cm" svg:y="9.806cm">
          <text:p text:style-name="P11"><text:span text:style-name="T2">O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0.5cm" svg:y="9.806cm">
          <text:p text:style-name="P11"><text:span text:style-name="T2">OC2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4cm" svg:height="1.5cm" svg:x="9.75cm" svg:y="11.249cm">
          <text:p text:style-name="P25"><text:span text:style-name="T3">Flag 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2" draw:layer="layout" svg:width="0.5cm" svg:height="0.25cm" svg:x="12.5cm" svg:y="11.25cm">
          <text:p text:style-name="P11"><text:span text:style-name="T2">F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11.25cm">
          <text:p text:style-name="P11"><text:span text:style-name="T2">FRI</text:span></text:p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8.75cm" svg:height="2cm" svg:x="5.25cm" svg:y="4.5cm">
          <text:p text:style-name="P30">Registers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3" draw:layer="layout" svg:width="2.5cm" svg:height="1.5cm" svg:x="9cm" svg:y="4.75cm">
          <text:p text:style-name="P32"><text:span text:style-name="T4">Data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33" draw:layer="layout" svg:width="2.5cm" svg:height="1.5cm" svg:x="11.5cm" svg:y="4.75cm">
          <text:p text:style-name="P32"><text:span text:style-name="T4">Addr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draw:layer="layout" svg:width="0.5cm" svg:height="0.25cm" svg:x="11.75cm" svg:y="4.75cm">
          <text:p text:style-name="P11"><text:span text:style-name="T2">A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2.25cm" svg:y="4.75cm">
          <text:p text:style-name="P11"><text:span text:style-name="T2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25cm" svg:x="12.75cm" svg:y="4.75cm">
          <text:p text:style-name="P11"><text:span text:style-name="T2">A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9.25cm" svg:y="4.75cm">
          <text:p text:style-name="P11"><text:span text:style-name="T2">D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9.75cm" svg:y="4.75cm">
          <text:p text:style-name="P11"><text:span text:style-name="T2">D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0.25cm" svg:y="4.75cm">
          <text:p text:style-name="P11"><text:span text:style-name="T2">D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0.75cm" svg:y="4.75cm">
          <text:p text:style-name="P11"><text:span text:style-name="T2">DC3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25cm" svg:x="13.25cm" svg:y="4.75cm">
          <text:p text:style-name="P11"><text:span text:style-name="T2">AC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3cm" svg:x="18.25cm" svg:y="2.4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8.5cm" svg:height="2.5cm" svg:x="18.5cm" svg:y="2.749cm">
          <text:p text:style-name="P35"><text:span text:style-name="T5">General Purpose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75cm" svg:height="1.25cm" svg:x="25.25cm" svg:y="2.749cm">
          <text:p text:style-name="P3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8" draw:layer="layout" svg:width="1.75cm" svg:height="1.25cm" svg:x="25.25cm" svg:y="3.999cm">
          <text:p text:style-name="P3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5" draw:layer="layout" svg:x1="17cm" svg:y1="3.749cm" svg:x2="18.5cm" svg:y2="3.749cm">
          <text:p/>
        </draw:line>
        <draw:line draw:style-name="gr13" draw:text-style-name="P5" draw:layer="layout" svg:x1="18.5cm" svg:y1="4.249cm" svg:x2="17cm" svg:y2="4.249cm">
          <text:p/>
        </draw:line>
        <draw:custom-shape draw:style-name="gr19" draw:text-style-name="P12" draw:layer="layout" svg:width="0.5cm" svg:height="0.25cm" svg:x="18.5cm" svg:y="2.749cm">
          <text:p text:style-name="P11"><text:span text:style-name="T2">A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cm" svg:y="2.749cm">
          <text:p text:style-name="P11"><text:span text:style-name="T2">AR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.5cm" svg:y="2.749cm">
          <text:p text:style-name="P11"><text:span text:style-name="T2">B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cm" svg:y="2.749cm">
          <text:p text:style-name="P11"><text:span text:style-name="T2">BR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7.999cm">
          <text:p text:style-name="P11"><text:span text:style-name="T2">L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7.999cm">
          <text:p text:style-name="P11"><text:span text:style-name="T2">L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8.249cm">
          <text:p text:style-name="P11"><text:span text:style-name="T2">R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8.249cm">
          <text:p text:style-name="P11"><text:span text:style-name="T2">RC1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0.5cm" svg:height="0.25cm" svg:x="22.25cm" svg:y="16.5cm">
          <text:p text:style-name="P11"><text:span text:style-name="T6">ADD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7.5cm" svg:y1="11cm" svg:x2="7.5cm" svg:y2="10cm">
          <text:p/>
        </draw:line>
        <draw:line draw:style-name="gr33" draw:text-style-name="P5" draw:layer="layout" svg:x1="11.75cm" svg:y1="11cm" svg:x2="11.75cm" svg:y2="10cm">
          <text:p/>
        </draw:line>
        <draw:custom-shape draw:style-name="gr19" draw:text-style-name="P12" draw:layer="layout" svg:width="0.5cm" svg:height="0.25cm" svg:x="21.25cm" svg:y="32.75cm">
          <text:p text:style-name="P11"><text:span text:style-name="T2">B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1.75cm" svg:y="32.75cm">
          <text:p text:style-name="P11"><text:span text:style-name="T2">BM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.25cm" svg:y="33.25cm">
          <text:p text:style-name="P11"><text:span text:style-name="T2">SP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0.75cm" svg:y="32.75cm">
          <text:p text:style-name="P11"><text:span text:style-name="T2">RO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2.75cm">
          <text:p text:style-name="P11"><text:span text:style-name="T2">R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37.5cm">
          <text:p text:style-name="P11"><text:span text:style-name="T2">RA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0.75cm" svg:y="33.25cm">
          <text:p text:style-name="P11"><text:span text:style-name="T2">M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cm" svg:y="37.25cm">
          <text:p text:style-name="P11"><text:span text:style-name="T2">M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5cm" svg:height="0.25cm" svg:x="14.5cm" svg:y="37.25cm">
          <text:p text:style-name="P11"><text:span text:style-name="T2">MM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20.25cm" svg:y="33.25cm">
          <text:p text:style-name="P11"><text:span text:style-name="T2">P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cm" svg:y="37.25cm">
          <text:p text:style-name="P11"><text:span text:style-name="T2">PL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37.25cm">
          <text:p text:style-name="P11"><text:span text:style-name="T2">PM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25cm" svg:y="32.5cm">
          <text:p text:style-name="P11"><text:span text:style-name="T2">IN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4cm" svg:y="37cm">
          <text:p text:style-name="P11"><text:span text:style-name="T2">IN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2.25cm" svg:y="32.5cm">
          <text:p text:style-name="P11"><text:span text:style-name="T2">I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2.75cm" svg:y="32.5cm">
          <text:p text:style-name="P11"><text:span text:style-name="T2">JR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37.5cm">
          <text:p text:style-name="P11"><text:span text:style-name="T2">OR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.25cm" svg:y="32.5cm">
          <text:p text:style-name="P11"><text:span text:style-name="T2">L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1.75cm" svg:y="32.5cm">
          <text:p text:style-name="P11"><text:span text:style-name="T2">RR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0.5cm">
          <text:p text:style-name="P11"><text:span text:style-name="T2">O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0.5cm">
          <text:p text:style-name="P11"><text:span text:style-name="T2">O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4cm">
          <text:p text:style-name="P11"><text:span text:style-name="T2">L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4cm">
          <text:p text:style-name="P11"><text:span text:style-name="T2">L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4.25cm">
          <text:p text:style-name="P11"><text:span text:style-name="T2">R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4.25cm">
          <text:p text:style-name="P11"><text:span text:style-name="T2">R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6.25cm">
          <text:p text:style-name="P11"><text:span text:style-name="T2">M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6.25cm">
          <text:p text:style-name="P11"><text:span text:style-name="T2">M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5.5cm">
          <text:p text:style-name="P11"><text:span text:style-name="T2">S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5.5cm">
          <text:p text:style-name="P11"><text:span text:style-name="T2">SC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0.25cm" svg:y="32.5cm">
          <text:p text:style-name="P11"><text:span text:style-name="T2">A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37cm">
          <text:p text:style-name="P11"><text:span text:style-name="T2">AR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75cm" svg:y="32.5cm">
          <text:p text:style-name="P11"><text:span text:style-name="T2">B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37cm">
          <text:p text:style-name="P11"><text:span text:style-name="T2">BRI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0.5cm" svg:height="0.25cm" svg:x="14.5cm" svg:y="30.5cm">
          <text:p text:style-name="P11"><text:span text:style-name="T2">OC3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0.5cm">
          <text:p text:style-name="P39"><text:span text:style-name="T7">Alu Opera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2.5cm">
          <text:p text:style-name="P39"><text:span text:style-name="T7">Data Bus 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4cm">
          <text:p text:style-name="P39"><text:span text:style-name="T7">Shift Registers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6.25cm">
          <text:p text:style-name="P39"><text:span text:style-name="T7">MAR &amp; PC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5.5cm">
          <text:p text:style-name="P39"><text:span text:style-name="T7">Stack Point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75cm" svg:x="8.5cm" svg:y="38.25cm">
          <text:p text:style-name="P39"><text:span text:style-name="T7">Reset &amp; Halt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cm" svg:y="38.25cm">
          <text:p text:style-name="P11"><text:span text:style-name="T2">H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19.75cm" svg:y="32.75cm">
          <text:p text:style-name="P11"><text:span text:style-name="T2">F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.5cm" svg:y="37cm">
          <text:p text:style-name="P11"><text:span text:style-name="T2">FRI</text:span>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5.25cm" svg:y1="19.751cm" svg:x2="3.75cm" svg:y2="19.751cm">
          <text:p/>
        </draw:line>
        <draw:custom-shape draw:style-name="gr22" draw:text-style-name="P15" draw:layer="layout" svg:width="0.5cm" svg:height="0.25cm" svg:x="13cm" svg:y="32.5cm">
          <text:p text:style-name="P11"><text:span text:style-name="T2">D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2.5cm">
          <text:p text:style-name="P11"><text:span text:style-name="T2">D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2.5cm">
          <text:p text:style-name="P11"><text:span text:style-name="T2">D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.5cm" svg:y="32.5cm">
          <text:p text:style-name="P11"><text:span text:style-name="T2">DC3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75cm" svg:x="8.5cm" svg:y="37cm">
          <text:p text:style-name="P39"><text:span text:style-name="T7">Registers In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2.5cm">
          <text:p text:style-name="P39"><text:span text:style-name="T7">Data Bus 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3.25cm">
          <text:p text:style-name="P39"><text:span text:style-name="T7">Address Bus Out</text:span></text:p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3.75cm" svg:y1="24.25cm" svg:x2="5.25cm" svg:y2="24.25cm">
          <text:p/>
        </draw:line>
        <draw:custom-shape draw:style-name="gr44" draw:text-style-name="P41" draw:layer="layout" svg:width="3.25cm" svg:height="0.5cm" svg:x="16.25cm" svg:y="31.25cm">
          <text:p text:style-name="P39"><text:span text:style-name="T7">Operand Sel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5cm" svg:y="31.25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22.25cm" svg:y="31.25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21cm" svg:y="31.25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42" draw:layer="layout" svg:width="0.5cm" svg:height="0.25cm" svg:x="19.75cm" svg:y="31.25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46" draw:text-style-name="P42" draw:layer="layout" svg:width="0.5cm" svg:height="0.25cm" svg:x="20.25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19.75cm" svg:y="31.5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9.75cm" svg:y="31.75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9.75cm" svg:y="32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21cm" svg:y="31.5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cm" svg:y="31.75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cm" svg:y="32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2.25cm" svg:y="31.5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22.25cm" svg:y="31.75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2.25cm" svg:y="32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5cm" svg:y="31.5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5cm" svg:y="31.75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23.5cm" svg:y="32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1.5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1.5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43" draw:layer="layout" svg:width="0.5cm" svg:height="0.25cm" svg:x="21.5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1.5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43" draw:layer="layout" svg:width="0.5cm" svg:height="0.25cm" svg:x="22.75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43" draw:layer="layout" svg:width="0.5cm" svg:height="0.25cm" svg:x="24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4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4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4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19.75cm" svg:y="3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9.75cm" svg:y="33.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25cm" svg:x="19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3.2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7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2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1.7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3.2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7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0.2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25cm" svg:x="21.2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0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2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1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3.2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5" draw:layer="layout" svg:width="0.5cm" svg:height="0.25cm" svg:x="13cm" svg:y="30.5cm">
          <text:p text:style-name="P11"><text:span text:style-name="T2">OC0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0.5cm" svg:height="0.25cm" svg:x="21cm" svg:y="9.806cm">
          <text:p text:style-name="P11"><text:span text:style-name="T2">OC3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0.5cm">
          <text:p text:style-name="P39"><text:span text:style-name="T7">Operation Select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29.75cm">
          <text:p text:style-name="P39"><text:span text:style-name="T7">Flag Status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cm" svg:y="29.75cm">
          <text:p text:style-name="P44"><text:span text:style-name="T8">F0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4cm" svg:y="29.75cm">
          <text:p text:style-name="P44"><text:span text:style-name="T8">F2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.5cm" svg:y="29.75cm">
          <text:p text:style-name="P44"><text:span text:style-name="T8">F1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6.25cm">
          <text:p text:style-name="P39"><text:span text:style-name="T7">MAR Funct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25cm" svg:y="36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75cm" svg:y="36.2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25cm" svg:y="36.2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5.5cm">
          <text:p text:style-name="P39"><text:span text:style-name="T7">Stack Functions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3.25cm">
          <text:p text:style-name="P39"><text:span text:style-name="T7">Address Bus Out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3.25cm">
          <text:p text:style-name="P11"><text:span text:style-name="T2">A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3.25cm">
          <text:p text:style-name="P11"><text:span text:style-name="T2">AC1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0.5cm" svg:height="0.25cm" svg:x="14cm" svg:y="33.25cm">
          <text:p text:style-name="P11"><text:span text:style-name="T2">AC2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0.5cm" svg:height="0.25cm" svg:x="14.5cm" svg:y="33.25cm">
          <text:p text:style-name="P11"><text:span text:style-name="T2">AC3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4.75cm">
          <text:p text:style-name="P11"><text:span text:style-name="T2">I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4.75cm">
          <text:p text:style-name="P11"><text:span text:style-name="T2">I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5cm">
          <text:p text:style-name="P11"><text:span text:style-name="T2">J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5cm">
          <text:p text:style-name="P11"><text:span text:style-name="T2">JC1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4.75cm">
          <text:p text:style-name="P39"><text:span text:style-name="T7">Count Register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1.25cm">
          <text:p text:style-name="P11"><text:span text:style-name="T2">X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1.25cm">
          <text:p text:style-name="P11"><text:span text:style-name="T2">X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1.25cm">
          <text:p text:style-name="P11"><text:span text:style-name="T2">Y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.5cm" svg:y="31.25cm">
          <text:p text:style-name="P11"><text:span text:style-name="T2">YC1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31.25cm">
          <text:p text:style-name="P39"><text:span text:style-name="T7">Alu Operand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0.5cm" svg:height="0.25cm" svg:x="23cm" svg:y="16.5cm">
          <text:p text:style-name="P11"><text:span text:style-name="T6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21cm" svg:y="13.749cm">
          <text:p text:style-name="P11"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0.5cm" svg:height="0.25cm" svg:x="21.75cm" svg:y="13.749cm">
          <text:p text:style-name="P11"><text:span text:style-name="T6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22.5cm" svg:y="13.749cm">
          <text:p text:style-name="P11"><text:span text:style-name="T6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23.25cm" svg:y="13.749cm">
          <text:p text:style-name="P11"><text:span text:style-name="T6">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24cm" svg:y="13.749cm">
          <text:p text:style-name="P11"><text:span text:style-name="T6">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19.75cm" svg:y="30.5cm">
          <text:p text:style-name="P11"><text:span text:style-name="T6">ADD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0.5cm" svg:height="0.25cm" svg:x="20.25cm" svg:y="30.5cm">
          <text:p text:style-name="P11"><text:span text:style-name="T6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21.25cm" svg:y="30.5cm">
          <text:p text:style-name="P11"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0.5cm" svg:height="0.25cm" svg:x="20.75cm" svg:y="30.5cm">
          <text:p text:style-name="P11"><text:span text:style-name="T6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0.5cm" svg:height="0.25cm" svg:x="21.75cm" svg:y="30.5cm">
          <text:p text:style-name="P11"><text:span text:style-name="T6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6" draw:layer="layout" svg:width="0.5cm" svg:height="0.25cm" svg:x="21.75cm" svg:y="35.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75cm" svg:y="35.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25cm" svg:y="35.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2.5cm" svg:y="20.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2cm" svg:y="20.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1.5cm" svg:y="20.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4cm">
          <text:p text:style-name="P39"><text:span text:style-name="T7">Shift Regist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25cm" svg:y="34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75cm" svg:y="34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25cm" svg:y="34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25cm" svg:y="34.2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25cm" svg:height="0.25cm" svg:x="22.25cm" svg:y="34cm">
          <text:p text:style-name="P11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25cm" svg:height="0.25cm" svg:x="22.25cm" svg:y="34.25cm">
          <text:p text:style-name="P11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25cm" svg:height="0.5cm" svg:x="16.25cm" svg:y="34.75cm">
          <text:p text:style-name="P39"><text:span text:style-name="T7">Count Regist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75cm" svg:y="34.7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25cm" svg:y="34.7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75cm" svg:y="3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25cm" svg:y="3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25cm" svg:height="0.25cm" svg:x="22.25cm" svg:y="34.75cm">
          <text:p text:style-name="P11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25cm" svg:height="0.25cm" svg:x="22.25cm" svg:y="35cm">
          <text:p text:style-name="P11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5cm" svg:y="20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5cm" svg:y="20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cm" svg:y="20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5cm" svg:y="20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5cm" svg:y="20.2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cm" svg:y="20.2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cm" svg:y="8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cm" svg:y="8.2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9.75cm" svg:y="36.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9.75cm" svg:y="35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9.75cm" svg:y="34.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9.75cm" svg:y="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9.75cm" svg:y="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9.75cm" svg:y="34.25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5cm" svg:y1="20.001cm" svg:x2="14cm" svg:y2="20.001cm">
          <text:p/>
        </draw:line>
        <draw:line draw:style-name="gr43" draw:text-style-name="P5" draw:layer="layout" svg:x1="5.25cm" svg:y1="22.501cm" svg:x2="3.75cm" svg:y2="22.501cm">
          <text:p/>
        </draw:line>
        <draw:line draw:style-name="gr45" draw:text-style-name="P5" draw:layer="layout" svg:x1="3.75cm" svg:y1="17.001cm" svg:x2="5.25cm" svg:y2="17.001cm">
          <text:p/>
        </draw:line>
        <draw:line draw:style-name="gr43" draw:text-style-name="P5" draw:layer="layout" svg:x1="5.25cm" svg:y1="3.5cm" svg:x2="3.75cm" svg:y2="3.5cm">
          <text:p/>
        </draw:line>
        <draw:custom-shape draw:style-name="gr41" draw:text-style-name="P40" draw:layer="layout" svg:width="4.25cm" svg:height="0.5cm" svg:x="8.5cm" svg:y="28.25cm">
          <text:p text:style-name="P39"><text:span text:style-name="T7">Instruc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cm" svg:y="29cm">
          <text:p text:style-name="P44"><text:span text:style-name="T8">S0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4cm" svg:y="29cm">
          <text:p text:style-name="P44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.5cm" svg:y="29cm">
          <text:p text:style-name="P44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4cm" svg:height="1.5cm" svg:x="5.5cm" svg:y="11.251cm">
          <text:p text:style-name="P25"><text:span text:style-name="T3">Sequ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45" draw:layer="layout" svg:width="0.5cm" svg:height="0.25cm" svg:x="6.5cm" svg:y="12.501cm">
          <text:p text:style-name="P44"><text:span text:style-name="T8">S0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7.5cm" svg:y="12.501cm">
          <text:p text:style-name="P44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7cm" svg:y="12.501cm">
          <text:p text:style-name="P44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0.75cm" svg:y="12.5cm">
          <text:p text:style-name="P44"><text:span text:style-name="T8">ZERO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1.75cm" svg:y="12.5cm">
          <text:p text:style-name="P44"><text:span text:style-name="T8">CARRY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1.25cm" svg:y="12.5cm">
          <text:p text:style-name="P44"><text:span text:style-name="T8">SIGN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8.25cm" svg:height="2cm" svg:x="5.5cm" svg:y="7.751cm">
          <text:p text:style-name="P25"><text:span text:style-name="T3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2" draw:layer="layout" svg:width="0.5cm" svg:height="0.25cm" svg:x="8.75cm" svg:y="11.25cm">
          <text:p text:style-name="P11"><text:span text:style-name="T2">SS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38.25cm">
          <text:p text:style-name="P11"><text:span text:style-name="T2">P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5" draw:layer="layout" svg:width="0.5cm" svg:height="0.25cm" svg:x="19.5cm" svg:y="8cm">
          <text:p text:style-name="P11"><text:span text:style-name="T2">L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.5cm" svg:y="8.25cm">
          <text:p text:style-name="P11"><text:span text:style-name="T2">RC2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cm" svg:y="18cm">
          <text:p text:style-name="P11"><text:span text:style-name="T2">JRI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75cm" svg:y="34.25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25cm" svg:y="34.25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5cm" svg:y="8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cm" svg:y="8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.5cm" svg:y="8.25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0cm" svg:y="8.25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cm" svg:y="28.25cm">
          <text:p text:style-name="P44"><text:span text:style-name="T8">I0</text:span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4.25cm" svg:height="0.5cm" svg:x="8.5cm" svg:y="29cm">
          <text:p text:style-name="P39"><text:span text:style-name="T7">Step Counter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.5cm" svg:y="28.25cm">
          <text:p text:style-name="P44"><text:span text:style-name="T8">I1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4cm" svg:y="28.25cm">
          <text:p text:style-name="P44"><text:span text:style-name="T8">I2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4.5cm" svg:y="28.25cm">
          <text:p text:style-name="P44"><text:span text:style-name="T8">I3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cm" svg:y="28.5cm">
          <text:p text:style-name="P44"><text:span text:style-name="T8">I4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3.5cm" svg:y="28.5cm">
          <text:p text:style-name="P44"><text:span text:style-name="T8">I5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4cm" svg:y="28.5cm">
          <text:p text:style-name="P44"><text:span text:style-name="T8">I6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4.5cm" svg:y="28.5cm">
          <text:p text:style-name="P44"><text:span text:style-name="T8">I7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5cm" svg:y="8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5cm" svg:y="8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75cm" svg:y="34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75cm" svg:y="34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75cm" svg:y="34.7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75cm" svg:y="3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25cm" svg:y="34.7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25cm" svg:y="35.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.5cm" svg:y="20cm">
          <text:p text:style-name="P11"><text:span text:style-name="T2">I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.5cm" svg:y="20.25cm">
          <text:p text:style-name="P11"><text:span text:style-name="T2">J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4cm">
          <text:p text:style-name="P11"><text:span text:style-name="T2">L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4.25cm">
          <text:p text:style-name="P11"><text:span text:style-name="T2">R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4.75cm">
          <text:p text:style-name="P11"><text:span text:style-name="T2">I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5cm">
          <text:p text:style-name="P11"><text:span text:style-name="T2">JC2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cm" svg:y="20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cm" svg:y="20.2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3.5cm" svg:y="21.751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2.5cm" svg:y="21.751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2cm" svg:y="21.751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1.5cm" svg:y="21.751cm">
          <text:p text:style-name="P11"><text:span text:style-name="T2">SC2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13cm" svg:y="21.751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5.5cm">
          <text:p text:style-name="P11"><text:span text:style-name="T2">SC2</text:span></text:p>
          <draw:enhanced-geometry svg:viewBox="0 0 21600 21600" draw:type="rectangle" draw:enhanced-path="M 0 0 L 21600 0 21600 21600 0 21600 0 0 Z N"/>
        </draw:custom-shape>
        <draw:custom-shape draw:style-name="gr49" draw:text-style-name="P46" draw:layer="layout" svg:width="0.5cm" svg:height="0.25cm" svg:x="21.25cm" svg:y="3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2.75cm" svg:y1="6.5cm" svg:x2="12.75cm" svg:y2="7.5cm">
          <text:p/>
        </draw:line>
        <draw:line draw:style-name="gr33" draw:text-style-name="P5" draw:layer="layout" svg:x1="10.25cm" svg:y1="6.5cm" svg:x2="10.25cm" svg:y2="7.5cm">
          <text:p/>
        </draw:line>
        <draw:custom-shape draw:style-name="gr48" draw:text-style-name="P45" draw:layer="layout" svg:width="0.5cm" svg:height="0.25cm" svg:x="14.5cm" svg:y="29.75cm">
          <text:p text:style-name="P44"><text:span text:style-name="T8">F3</text:span></text:p>
          <draw:enhanced-geometry svg:viewBox="0 0 21600 21600" draw:type="rectangle" draw:enhanced-path="M 0 0 L 21600 0 21600 21600 0 21600 0 0 Z N"/>
        </draw:custom-shape>
        <draw:custom-shape draw:style-name="gr38" draw:text-style-name="P48" draw:layer="layout" svg:width="0.5cm" svg:height="0.25cm" svg:x="14.5cm" svg:y="29cm">
          <text:p text:style-name="P47"><text:span text:style-name="T9">S3</text:span></text:p>
          <draw:enhanced-geometry svg:viewBox="0 0 21600 21600" draw:type="rectangle" draw:enhanced-path="M 0 0 L 21600 0 21600 21600 0 21600 0 0 Z N"/>
        </draw:custom-shape>
        <draw:custom-shape draw:style-name="gr38" draw:text-style-name="P48" draw:layer="layout" svg:width="0.5cm" svg:height="0.25cm" svg:x="8cm" svg:y="12.5cm">
          <text:p text:style-name="P47"><text:span text:style-name="T9">S3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2.25cm" svg:y="12.5cm">
          <text:p text:style-name="P44"><text:span text:style-name="T8">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9" draw:layer="layout" svg:width="8.75cm" svg:height="1.75cm" svg:x="5.25cm" svg:y="13.25cm">
          <text:p text:style-name="P25"><text:span text:style-name="T3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4cm" svg:y1="14cm" svg:x2="15.5cm" svg:y2="14cm">
          <text:p/>
        </draw:line>
        <draw:line draw:style-name="gr13" draw:text-style-name="P5" draw:layer="layout" svg:x1="15.5cm" svg:y1="14.5cm" svg:x2="14cm" svg:y2="14.5cm">
          <text:p/>
        </draw:line>
        <draw:custom-shape draw:style-name="gr19" draw:text-style-name="P12" draw:layer="layout" svg:width="0.5cm" svg:height="0.25cm" svg:x="13cm" svg:y="13.25cm">
          <text:p text:style-name="P11"><text:span text:style-name="T2">IN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13.25cm">
          <text:p text:style-name="P11"><text:span text:style-name="T2">INI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7.5cm" svg:y="14.75cm">
          <text:p text:style-name="P44"><text:span text:style-name="T8">I0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8cm" svg:y="14.75cm">
          <text:p text:style-name="P44"><text:span text:style-name="T8">I1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8.5cm" svg:y="14.75cm">
          <text:p text:style-name="P44"><text:span text:style-name="T8">I2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9cm" svg:y="14.75cm">
          <text:p text:style-name="P44"><text:span text:style-name="T8">I3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9.75cm" svg:y="14.75cm">
          <text:p text:style-name="P44"><text:span text:style-name="T8">I4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0.25cm" svg:y="14.75cm">
          <text:p text:style-name="P44"><text:span text:style-name="T8">I5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0.75cm" svg:y="14.75cm">
          <text:p text:style-name="P44"><text:span text:style-name="T8">I6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0.5cm" svg:height="0.25cm" svg:x="11.25cm" svg:y="14.75cm">
          <text:p text:style-name="P44"><text:span text:style-name="T8">I7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8.5cm" svg:y1="10.499cm" svg:x2="17cm" svg:y2="10.499cm">
          <text:p/>
        </draw:line>
        <draw:custom-shape draw:style-name="gr53" draw:text-style-name="P40" draw:layer="layout" svg:width="2.5cm" svg:height="2cm" svg:x="5.75cm" svg:y="28.25cm">
          <text:p text:style-name="P39"><text:span text:style-name="T7">Microcode</text:span></text:p>
          <text:p text:style-name="P39"><text:span text:style-name="T7">address</text:span></text:p>
          <text:p text:style-name="P39"><text:span text:style-name="T7">(15 bit)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2.5cm" svg:height="8.5cm" svg:x="5.75cm" svg:y="30.5cm">
          <text:p text:style-name="P39"><text:span text:style-name="T7">Control</text:span></text:p>
          <text:p text:style-name="P39"><text:span text:style-name="T7">(44 bi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2.001cm" svg:x="18.25cm" svg:y="23.24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0" draw:layer="layout" svg:width="8.5cm" svg:height="1.501cm" svg:x="18.5cm" svg:y="23.499cm">
          <text:p text:style-name="P3">Clock and Power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8.5cm" svg:y="23.499cm">
          <text:p text:style-name="P11"><text:span text:style-name="T2">HLT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6.5cm">
          <text:p text:style-name="P11"><text:span text:style-name="T2">P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75cm" svg:y="2.75cm">
          <text:p text:style-name="P11"><text:span text:style-name="T2">PC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38.25cm">
          <text:p text:style-name="P11"><text:span text:style-name="T2">SS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6" draw:layer="layout" svg:width="4.826cm" svg:height="3.898cm" svg:x="23.606cm" svg:y="36.749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-with-border">
              <table:table-cell>
                <text:p><text:span text:style-name="T10">Bit</text:span></text:p>
              </table:table-cell>
              <table:table-cell>
                <text:p><text:span text:style-name="T10">Color</text:span></text:p>
              </table:table-cell>
              <table:table-cell table:style-name="ce1">
                <text:p text:style-name="P51"><text:span text:style-name="T10">Count</text:span></text:p>
              </table:table-cell>
            </table:table-row>
            <table:table-row table:style-name="ro1" table:default-cell-style-name="gray-with-border">
              <table:table-cell>
                <text:p><text:span text:style-name="T10">Data</text:span></text:p>
              </table:table-cell>
              <table:table-cell>
                <text:p><text:span text:style-name="T10">Red</text:span></text:p>
              </table:table-cell>
              <table:table-cell table:style-name="ce1">
                <text:p text:style-name="P51"><text:span text:style-name="T10">8</text:span></text:p>
              </table:table-cell>
            </table:table-row>
            <table:table-row table:style-name="ro1" table:default-cell-style-name="white-with-border">
              <table:table-cell>
                <text:p><text:span text:style-name="T10">Address</text:span></text:p>
              </table:table-cell>
              <table:table-cell>
                <text:p><text:span text:style-name="T10">Green</text:span></text:p>
              </table:table-cell>
              <table:table-cell table:style-name="ce1">
                <text:p text:style-name="P51"><text:span text:style-name="T10">10</text:span></text:p>
              </table:table-cell>
            </table:table-row>
            <table:table-row table:style-name="ro1" table:default-cell-style-name="gray-with-border">
              <table:table-cell>
                <text:p><text:span text:style-name="T10">Power</text:span></text:p>
              </table:table-cell>
              <table:table-cell>
                <text:p><text:span text:style-name="T10">Red</text:span></text:p>
              </table:table-cell>
              <table:table-cell table:style-name="ce1">
                <text:p text:style-name="P51"><text:span text:style-name="T10">11</text:span></text:p>
              </table:table-cell>
            </table:table-row>
            <table:table-row table:style-name="ro1" table:default-cell-style-name="white-with-border">
              <table:table-cell>
                <text:p><text:span text:style-name="T10">Clock</text:span></text:p>
              </table:table-cell>
              <table:table-cell>
                <text:p><text:span text:style-name="T10">Blue</text:span></text:p>
              </table:table-cell>
              <table:table-cell table:style-name="ce1">
                <text:p text:style-name="P51"><text:span text:style-name="T10">11</text:span></text:p>
              </table:table-cell>
            </table:table-row>
            <table:table-row table:style-name="ro1" table:default-cell-style-name="gray-with-border">
              <table:table-cell>
                <text:p><text:span text:style-name="T10">Control</text:span></text:p>
              </table:table-cell>
              <table:table-cell>
                <text:p><text:span text:style-name="T10">Yellow</text:span></text:p>
              </table:table-cell>
              <table:table-cell table:style-name="ce1">
                <text:p text:style-name="P51"><text:span text:style-name="T10">11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10">Instruction</text:span></text:p>
              </table:table-cell>
              <table:table-cell>
                <text:p text:style-name="P53"><text:span text:style-name="T10">Orange</text:span></text:p>
              </table:table-cell>
              <table:table-cell table:style-name="ce3">
                <text:p text:style-name="P54"><text:span text:style-name="T10">1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5" draw:layer="layout" svg:x1="15.5cm" svg:y1="12.25cm" svg:x2="14cm" svg:y2="12.25cm">
          <text:p/>
        </draw:line>
        <draw:custom-shape draw:style-name="gr22" draw:text-style-name="P15" draw:layer="layout" svg:width="0.5cm" svg:height="0.25cm" svg:x="10cm" svg:y="11.25cm">
          <text:p text:style-name="P11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6.5cm">
          <text:p text:style-name="P11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25cm" svg:x="19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0.25cm" svg:y="30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25cm" svg:x="21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0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1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3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3.2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2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4" draw:layer="layout" svg:width="0.5cm" svg:height="0.25cm" svg:x="22.7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25cm" svg:y="32.75cm">
          <text:p text:style-name="P11"><text:span text:style-name="T2">A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2.25cm" svg:y="32.75cm">
          <text:p text:style-name="P11"><text:span text:style-name="T2">A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8.5cm" svg:y="9.5cm">
          <text:p text:style-name="P11"><text:span text:style-name="T2">AL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07:31:27.395599873</meta:creation-date>
    <dc:date>2025-11-30T20:10:19.737929102</dc:date>
    <meta:editing-duration>PT17H43M9S</meta:editing-duration>
    <meta:editing-cycles>123</meta:editing-cycles>
    <meta:generator>LibreOffice/25.8.3.2$Linux_X86_64 LibreOffice_project/580$Build-2</meta:generator>
    <meta:document-statistic meta:object-count="407"/>
  </office:meta>
</office:document-meta>
</file>